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6421FE7E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41616"/>
    </style:style>
    <style:style style:name="P3" style:family="paragraph" style:parent-style-name="Standard">
      <style:text-properties officeooo:rsid="00141616" officeooo:paragraph-rsid="00141616"/>
    </style:style>
    <style:style style:name="P4" style:family="paragraph" style:parent-style-name="Title">
      <style:text-properties officeooo:rsid="00141616" officeooo:paragraph-rsid="00141616"/>
    </style:style>
    <style:style style:name="P5" style:family="paragraph" style:parent-style-name="Standard" style:list-style-name="L1">
      <style:text-properties officeooo:rsid="001234bf" officeooo:paragraph-rsid="001234bf"/>
    </style:style>
    <style:style style:name="T1" style:family="text">
      <style:text-properties fo:font-style="italic" fo:font-weight="bold" officeooo:rsid="001234bf" style:font-style-asian="italic" style:font-weight-asian="bold" style:font-style-complex="italic" style:font-weight-complex="bold"/>
    </style:style>
    <style:style style:name="T2" style:family="text">
      <style:text-properties officeooo:rsid="001234bf"/>
    </style:style>
    <style:style style:name="T3" style:family="text">
      <style:text-properties officeooo:rsid="00141616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tem.val" text:name="py3o.item.val"/>
      </text:user-field-decls>
      <text:p text:style-name="P4">py3o.template list support</text:p>
      <text:p text:style-name="Standard"/>
      <text:p text:style-name="P2"><text:span text:style-name="T3">We want to test </text:span><text:span text:style-name="T1">list duplication</text:span><text:span text:style-name="T2"> support:</text:span></text:p>
      <text:p text:style-name="P2"/>
      <text:p text:style-name="P3">So we create a simple loop on items and duplicate a list (list + containing items)...</text:p>
      <text:p text:style-name="P2"/>
      <text:p text:style-name="Standard"><text:a xlink:type="simple" xlink:href="py3o://for=%22item%20in%20items%22">for="item in items"</text:a></text:p>
      <text:list xml:id="list3514385776825155905" text:style-name="L1">
        <text:list-item>
          <text:p text:style-name="P5">dood <text:user-field-get text:name="py3o.item.val">item.val</text:user-field-get></text:p>
        </text:list-item>
      </text:list>
      <text:p text:style-name="Standard"><text:a xlink:type="simple" xlink:href="py3o:///for">/for</text:a></text:p>
      <text:p text:style-name="Standard"/>
      <text:p text:style-name="Standard"/>
      <text:p text:style-name="P1">Best regards</text:p>
      <text:p text:style-name="P1">The <text:span text:style-name="T3">CI depart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logo" text:anchor-type="as-char" svg:width="4.369cm" svg:height="1.981cm" draw:z-index="0"><draw:image xlink:href="Pictures/10000201000000C80000006421FE7E15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Florent Aide</meta:initial-creator>
    <meta:creation-date>2010-09-07T17:55:48</meta:creation-date>
    <dc:date>2014-10-15T11:07:10.328020585</dc:date>
    <dc:language>en-GB</dc:language>
    <meta:editing-cycles>23</meta:editing-cycles>
    <meta:editing-duration>PT3H3M49S</meta:editing-duration>
    <dc:creator>Florent Aide</dc:creator>
    <meta:document-statistic meta:table-count="0" meta:image-count="1" meta:object-count="0" meta:page-count="1" meta:paragraph-count="9" meta:word-count="38" meta:character-count="218" meta:non-whitespace-character-count="189"/>
    <meta:user-defined meta:name="Info 1"/>
    <meta:user-defined meta:name="Info 2"/>
    <meta:user-defined meta:name="Info 3"/>
    <meta:user-defined meta:name="Info 4"/>
  </office:meta>
</office:document-meta>
</file>